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1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li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Ф. И. О.</text:p>
          </table:table-cell>
          <table:table-cell office:value-type="string" calcext:value-type="string">
            <text:p>Логин</text:p>
          </table:table-cell>
          <table:table-cell office:value-type="string" calcext:value-type="string">
            <text:p>Пароль</text:p>
          </table:table-cell>
          <table:table-cell office:value-type="string" calcext:value-type="string">
            <text:p>Группы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office:value-type="string" calcext:value-type="string">
            <text:p>Белоконь Игорь Витальевич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Беломестнов Дмитрий Андреевич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Бондарева Тратата Никифоровна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Винничек Яргохор Слюнтяевич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Воротилкин Антуан Маузерович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Горенская Апенина Изергилевна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Лукьянов Асфиксий Априориевич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Свиридов И. Н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Синяк Глушняк Мастдаевич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  <table:table-row table:style-name="ro2">
          <table:table-cell office:value-type="string" calcext:value-type="string">
            <text:p>Яворская А. Г.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govno</text:p>
          </table:table-cell>
          <table:table-cell office:value-type="string" calcext:value-type="string">
            <text:p>DomainUsers,Students,plugdev,audio,video,cdrom,scanner,us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or Sky</meta:initial-creator>
    <meta:creation-date>2013-10-20T15:29:03.779048521</meta:creation-date>
    <dc:date>2013-10-20T15:36:48.950960629</dc:date>
    <dc:creator>Castor Sky</dc:creator>
    <meta:editing-duration>PT5M45S</meta:editing-duration>
    <meta:editing-cycles>13</meta:editing-cycles>
    <meta:generator>LibreOffice/4.1.2.3$Linux_X86_64 LibreOffice_project/410$Build-3</meta:generator>
    <meta:document-statistic meta:table-count="1" meta:cell-count="45" meta:object-count="0"/>
  </office:meta>
</office:document-meta>
</file>